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 Black" svg:font-family="'Source Sans Pro Black'" style:font-pitch="variable"/>
    <style:font-face style:name="Source Sans Pro Black1" svg:font-family="'Source Sans Pro Black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 style:list-style-name="L1">
      <style:graphic-properties svg:stroke-color="#ff0000" draw:fill-color="#000000" fo:min-height="4.87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-color="#000000"/>
      <style:paragraph-properties fo:margin-top="0cm" fo:margin-bottom="0cm" fo:line-height="100%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fo:background-color="transparent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7.305cm" svg:height="5.209cm" svg:x="0.635cm" svg:y="-0.165cm" presentation:class="title" presentation:user-transformed="true">
          <draw:text-box>
            <text:p text:style-name="P1"><text:span text:style-name="T1">Tempos de acesso totais com Cache Multinível, TLB maior e associatividade 4 vias</text:span></text:p>
          </draw:text-box>
        </draw:frame>
        <draw:frame draw:style-name="gr1" draw:text-style-name="P3" draw:layer="layout" svg:width="23.992cm" svg:height="9.999cm" svg:x="2.678cm" svg:y="4.8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 Black" svg:font-family="'Source Sans Pro Black'" style:font-pitch="variable"/>
    <style:font-face style:name="Source Sans Pro Black1" svg:font-family="'Source Sans Pro Black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20:51:31.762201273</meta:creation-date>
    <dc:date>2022-04-16T20:53:28.129913419</dc:date>
    <meta:editing-duration>PT1M56S</meta:editing-duration>
    <meta:editing-cycles>1</meta:editing-cycles>
    <meta:document-statistic meta:object-count="25"/>
    <meta:generator>LibreOffice/7.2.6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subtitle svg:x="0cm" svg:y="0cm" chart:style-name="ch2">
          <text:p/>
        </chart:subtitle>
        <chart:legend chart:legend-position="end" svg:x="20.672cm" svg:y="4.452cm" style:legend-expansion="high" chart:style-name="ch3"/>
        <chart:plot-area chart:style-name="ch4" chart:data-source-has-labels="both" svg:x="0.479cm" svg:y="0.2cm" svg:width="19.714cm" svg:height="9.6cm">
          <chart:coordinate-region svg:x="3.482cm" svg:y="0.2cm" svg:width="16.233cm" svg:height="8.95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quitetura Nova</text:p>
              </table:table-cell>
              <table:table-cell office:value-type="string">
                <text:p>Caso Base</text:p>
              </table:table-cell>
            </table:table-row>
          </table:table-header-rows>
          <table:table-rows>
            <table:table-row>
              <table:table-cell office:value-type="string">
                <text:p>Cache 1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ache 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mória Principal</text:p>
              </table:table-cell>
              <table:table-cell office:value-type="float" office:value="670">
                <text:p>67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Disco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Tabela de Páginas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LB</text:p>
              </table:table-cell>
              <table:table-cell office:value-type="float" office:value="42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Tempo Total</text:p>
              </table:table-cell>
              <table:table-cell office:value-type="float" office:value="1347">
                <text:p>1347</text:p>
              </table:table-cell>
              <table:table-cell office:value-type="float" office:value="1479">
                <text:p>1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